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96pt"/>
    </style:style>
    <style:style style:name="co3" style:family="table-column">
      <style:table-column-properties fo:break-before="auto" style:column-width="27.41pt"/>
    </style:style>
    <style:style style:name="co4" style:family="table-column">
      <style:table-column-properties fo:break-before="auto" style:column-width="31.29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18.85pt"/>
    </style:style>
    <style:style style:name="co7" style:family="table-column">
      <style:table-column-properties fo:break-before="auto" style:column-width="13.89pt"/>
    </style:style>
    <style:style style:name="co8" style:family="table-column">
      <style:table-column-properties fo:break-before="auto" style:column-width="40.25pt"/>
    </style:style>
    <style:style style:name="co9" style:family="table-column">
      <style:table-column-properties fo:break-before="auto" style:column-width="35.26pt"/>
    </style:style>
    <style:style style:name="co10" style:family="table-column">
      <style:table-column-properties fo:break-before="auto" style:column-width="29.76pt"/>
    </style:style>
    <style:style style:name="co11" style:family="table-column">
      <style:table-column-properties fo:break-before="auto" style:column-width="19.25pt"/>
    </style:style>
    <style:style style:name="co12" style:family="table-column">
      <style:table-column-properties fo:break-before="auto" style:column-width="19.84pt"/>
    </style:style>
    <style:style style:name="co13" style:family="table-column">
      <style:table-column-properties fo:break-before="auto" style:column-width="26.45pt"/>
    </style:style>
    <style:style style:name="co14" style:family="table-column">
      <style:table-column-properties fo:break-before="auto" style:column-width="18.14pt"/>
    </style:style>
    <style:style style:name="co15" style:family="table-column">
      <style:table-column-properties fo:break-before="auto" style:column-width="20.41pt"/>
    </style:style>
    <style:style style:name="co16" style:family="table-column">
      <style:table-column-properties fo:break-before="auto" style:column-width="20.95pt"/>
    </style:style>
    <style:style style:name="co17" style:family="table-column">
      <style:table-column-properties fo:break-before="auto" style:column-width="3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fo:background-color="#ff69b4"/>
    </style:style>
    <style:style style:name="ce34" style:family="table-cell" style:parent-style-name="Default">
      <style:table-cell-properties fo:background-color="#fff200"/>
    </style:style>
    <style:style style:name="ce36" style:family="table-cell" style:parent-style-name="Default">
      <style:table-cell-properties fo:background-color="#ff6347"/>
    </style:style>
    <style:style style:name="ce37" style:family="table-cell" style:parent-style-name="Default">
      <style:table-cell-properties fo:background-color="#9acd32"/>
    </style:style>
    <style:style style:name="ce38" style:family="table-cell" style:parent-style-name="Default">
      <style:table-cell-properties fo:background-color="#1e90ff"/>
    </style:style>
    <style:style style:name="ce40" style:family="table-cell" style:parent-style-name="Default">
      <style:table-cell-properties fo:background-color="#006400"/>
    </style:style>
    <style:style style:name="ce41" style:family="table-cell" style:parent-style-name="Default">
      <style:table-cell-properties fo:background-color="#d3d3d3"/>
    </style:style>
    <style:style style:name="ce17" style:family="table-cell" style:parent-style-name="Default">
      <style:table-cell-properties fo:background-color="#a9a9a9"/>
    </style:style>
    <style:style style:name="ce4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b6c1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a9a9a9" style:text-align-source="fix" style:repeat-content="false" fo:border="none"/>
      <style:paragraph-properties fo:text-align="center" fo:margin-left="0pt"/>
    </style:style>
    <style:style style:name="ce48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a9a9a9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b6c1"/>
    </style:style>
    <style:style style:name="ce24" style:family="table-cell" style:parent-style-name="Default">
      <style:table-cell-properties fo:background-color="#98fb98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ackground-color="#ff1493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fo:background-color="#ff1493" style:text-align-source="fix" style:repeat-content="false"/>
      <style:paragraph-properties fo:text-align="center" fo:margin-left="0pt"/>
    </style:style>
    <style:style style:name="ce62" style:family="table-cell" style:parent-style-name="Default">
      <style:table-cell-properties fo:background-color="#48d1cc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6]*[.I3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C6:.G6])*[.I4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F6:.G6])*[.I5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/>
          <table:table-cell table:formula="of:=SUM([.J3:.J5])" office:value-type="float" office:value="315" calcext:value-type="float">
            <text:p>31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12]*[.I9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C12:.F12])*[.I10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F12:.G12])*[.I11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formula="of:=SUM([.J9:.J11])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D18])*[.I15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18:.E18])*[.I16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8:.F18])*[.I17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formula="of:=SUM([.J15:.J17])" office:value-type="float" office:value="255" calcext:value-type="float">
            <text:p>25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B25])*[.I2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25:.E25])*[.I23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25:.F25])*[.I24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formula="of:=SUM([.J22:.J24])" office:value-type="float" office:value="255" calcext:value-type="float">
            <text:p>25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28]*[.F3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29]*SUM([.C32:.F32])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30]*SUM([.B32:.C32])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formula="of:=SUM([.J28:.J30])" office:value-type="float" office:value="255" calcext:value-type="float">
            <text:p>255</text:p>
          </table:table-cell>
          <table:table-cell/>
        </table:table-row>
        <table:table-row table:style-name="ro1">
          <table:table-cell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174.19pt" svg:height="97.91pt" svg:x="271.64pt" svg:y="734.83pt">
            <draw:object draw:notify-on-update-of-ranges="Sheet2.B55:Sheet2.U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3.68pt" svg:height="97.68pt" svg:x="455.7pt" svg:y="736.78pt">
            <draw:object draw:notify-on-update-of-ranges="Sheet2.B56:Sheet2.U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7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9" table:default-cell-style-name="Default"/>
        <table:table-column table:style-name="co1" table:number-columns-repeated="1003" table:default-cell-style-name="Default"/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7" table:number-columns-repeated="9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K11:.U11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3]*[.X3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3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E11:.U11])" office:value-type="float" office:value="23" calcext:value-type="float">
            <text:p>23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]*[.X4]" office:value-type="float" office:value="92" calcext:value-type="float">
            <text:p>92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F11:.T11])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5]*[.X5]" office:value-type="float" office:value="100" calcext:value-type="float">
            <text:p>10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7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I11:.L11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6]*[.X6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B11:.T11])" office:value-type="float" office:value="25" calcext:value-type="float">
            <text:p>25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]*[.X7]" office:value-type="float" office:value="125" calcext:value-type="float">
            <text:p>125</text:p>
          </table:table-cell>
          <table:table-cell table:style-name="ce17" table:number-columns-repeated="5"/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/>
          <table:table-cell table:number-columns-repeated="5" table:style-name="ce48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[.C11:.G11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8]*[.X8]" office:value-type="float" office:value="280" calcext:value-type="float">
            <text:p>280</text:p>
          </table:table-cell>
          <table:table-cell table:style-name="ce17" table:number-columns-repeated="5"/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G11:.Q11])" office:value-type="float" office:value="16" calcext:value-type="float">
            <text:p>16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9]*[.X9]" office:value-type="float" office:value="64" calcext:value-type="float">
            <text:p>64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11:.P11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10]*[.X10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29" table:number-columns-repeated="20"/>
          <table:table-cell table:style-name="ce17"/>
          <table:table-cell table:style-name="ce17" table:formula="of:=SUM([.W3:.W10])" office:value-type="float" office:value="118" calcext:value-type="float">
            <text:p>118</text:p>
          </table:table-cell>
          <table:table-cell table:style-name="ce17"/>
          <table:table-cell table:style-name="ce17" table:formula="of:=SUM([.Y3:.Y10])" office:value-type="float" office:value="961" calcext:value-type="float">
            <text:p>961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>
          <table:table-cell/>
          <table:table-cell table:number-columns-repeated="12" table:style-name="ce29" office:value-type="float" office:value="0" calcext:value-type="float">
            <text:p>0</text:p>
          </table:table-cell>
          <table:table-cell table:number-columns-repeated="8" table:style-name="ce29" office:value-type="float" office:value="1" calcext:value-type="float">
            <text:p>1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1002"/>
        </table:table-row>
        <table:table-row table:style-name="ro1" table:number-rows-repeated="4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>
          <table:table-cell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K28:.U28])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0]*[.X20]" office:value-type="float" office:value="11" calcext:value-type="float">
            <text:p>11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D28:.U28])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1]*[.X21]" office:value-type="float" office:value="18" calcext:value-type="float">
            <text:p>18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F28:.T28])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2]*[.X22]" office:value-type="float" office:value="15" calcext:value-type="float">
            <text:p>15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H28:.L28])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3]*[.X23]" office:value-type="float" office:value="5" calcext:value-type="float">
            <text:p>5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C28:.T28])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4]*[.X24]" office:value-type="float" office:value="18" calcext:value-type="float">
            <text:p>18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25"/>
          <table:table-cell table:number-columns-repeated="3" table:style-name="ce48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[.B28:.G28])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5]*[.X25]" office:value-type="float" office:value="6" calcext:value-type="float">
            <text:p>6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G28:.Q28])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6]*[.X26]" office:value-type="float" office:value="11" calcext:value-type="float">
            <text:p>11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28:.P28])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7]*[.X27]" office:value-type="float" office:value="4" calcext:value-type="float">
            <text:p>4</text:p>
          </table:table-cell>
          <table:table-cell table:style-name="ce17" table:number-columns-repeated="999"/>
        </table:table-row>
        <table:table-row table:style-name="ro1">
          <table:table-cell/>
          <table:table-cell table:number-columns-repeated="20"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/>
          <table:table-cell table:style-name="ce17" table:formula="of:=SUM([.W20:.W27])" office:value-type="float" office:value="88" calcext:value-type="float">
            <text:p>88</text:p>
          </table:table-cell>
          <table:table-cell table:style-name="ce17"/>
          <table:table-cell table:style-name="ce17" table:formula="of:=SUM([.Y20:.Y27])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U42];[.T42];[.S42];[.R42];[.P42];[.N42];[.L42];[.K42])" office:value-type="float" office:value="12" calcext:value-type="float">
            <text:p>1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34]*[.X34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U42];[.T42];[.S42];[.O42];[.N42];[.L42];[.H42];[.G42];[.F42];[.E42];[.D42])" office:value-type="float" office:value="15" calcext:value-type="float">
            <text:p>15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35]*[.X35]" office:value-type="float" office:value="60" calcext:value-type="float">
            <text:p>60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T42];[.S42];[.Q42];[.O42];[.N42];[.H42];[.G42];[.F42])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6]*[.X36]" office:value-type="float" office:value="50" calcext:value-type="float">
            <text:p>5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L42];[.K42];[.I42];[.H42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7]*[.X37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T42];[.O42];[.N42];[.J42];[.I42];[.F42];[.D42];[.C42])" office:value-type="float" office:value="9" calcext:value-type="float">
            <text:p>9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8]*[.X38]" office:value-type="float" office:value="45" calcext:value-type="float">
            <text:p>45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25"/>
          <table:table-cell table:number-columns-repeated="3" table:style-name="ce48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;[.G42];[.F42];[.E42];[.C42];[.B42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39]*[.X39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Q42];[.O42];[.N42];[.G42])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0]*[.X40]" office:value-type="float" office:value="20" calcext:value-type="float">
            <text:p>20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42:.P42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41]*[.X41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34:.W41])" office:value-type="float" office:value="70" calcext:value-type="float">
            <text:p>70</text:p>
          </table:table-cell>
          <table:table-cell table:style-name="ce17"/>
          <table:table-cell table:style-name="ce17" table:formula="of:=SUM([.Y34:.Y41])" office:value-type="float" office:value="725" calcext:value-type="float">
            <text:p>72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34" office:value-type="string" calcext:value-type="string">
            <text:p>ROBINSON</text:p>
          </table:table-cell>
          <table:table-cell table:style-name="ce34" table:number-columns-repeated="2"/>
          <table:table-cell table:style-name="ce17" table:number-columns-repeated="1020"/>
        </table:table-row>
        <table:table-row table:style-name="ro1">
          <table:table-cell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14" office:value-type="string" calcext:value-type="string">
            <text:p>count</text:p>
          </table:table-cell>
          <table:table-cell table:style-name="ce17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 table:formula="of:=SUM([.B46:.U46])" office:value-type="float" office:value="8" calcext:value-type="float">
            <text:p>8</text:p>
          </table:table-cell>
          <table:table-cell table:style-name="ce17" table:formula="of:=SUM([.B54:.K54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46]*[.X46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 table:formula="of:=SUM([.B47:.U47])" office:value-type="float" office:value="11" calcext:value-type="float">
            <text:p>11</text:p>
          </table:table-cell>
          <table:table-cell table:style-name="ce17" table:formula="of:=SUM([.C54:.R54])" office:value-type="float" office:value="22" calcext:value-type="float">
            <text:p>2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7]*[.X47]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 table:formula="of:=SUM([.B48:.U48])" office:value-type="float" office:value="8" calcext:value-type="float">
            <text:p>8</text:p>
          </table:table-cell>
          <table:table-cell table:style-name="ce17" table:formula="of:=SUM([.F54:.Q54])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48]*[.X48]" office:value-type="float" office:value="80" calcext:value-type="float">
            <text:p>8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17" table:formula="of:=SUM([.B49:.U49])" office:value-type="float" office:value="4" calcext:value-type="float">
            <text:p>4</text:p>
          </table:table-cell>
          <table:table-cell table:style-name="ce17" table:formula="of:=SUM([.D54:.H54])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49]*[.X49]" office:value-type="float" office:value="35" calcext:value-type="float">
            <text:p>35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table:number-columns-repeated="6"/>
          <table:table-cell table:number-columns-repeated="2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17" table:formula="of:=SUM([.B50:.U50])" office:value-type="float" office:value="8" calcext:value-type="float">
            <text:p>8</text:p>
          </table:table-cell>
          <table:table-cell table:style-name="ce23" table:formula="of:=SUM([.H54:.U54])" office:value-type="float" office:value="18" calcext:value-type="float">
            <text:p>18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50]*[.X50]" office:value-type="float" office:value="90" calcext:value-type="float">
            <text:p>90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table:number-columns-repeated="14"/>
          <table:table-cell table:number-columns-repeated="5" table:style-name="ce48" office:value-type="float" office:value="1" calcext:value-type="float">
            <text:p>1</text:p>
          </table:table-cell>
          <table:table-cell table:style-name="ce25"/>
          <table:table-cell table:style-name="ce17" table:formula="of:=SUM([.B51:.U51])" office:value-type="float" office:value="5" calcext:value-type="float">
            <text:p>5</text:p>
          </table:table-cell>
          <table:table-cell table:style-name="ce24" table:formula="of:=SUM([.P54:.T54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51]*[.X51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 table:formula="of:=SUM([.B52:.U52])" office:value-type="float" office:value="4" calcext:value-type="float">
            <text:p>4</text:p>
          </table:table-cell>
          <table:table-cell table:style-name="ce17" table:formula="of:=SUM([.K54:.P54])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52]*[.X52]" office:value-type="float" office:value="28" calcext:value-type="float">
            <text:p>28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 table:formula="of:=SUM([.B53:.U53])" office:value-type="float" office:value="4" calcext:value-type="float">
            <text:p>4</text:p>
          </table:table-cell>
          <table:table-cell table:style-name="ce17" table:formula="of:=SUM([.J54:.M54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53]*[.X53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4" table:formula="of:=SUM([.B46:.B53])" office:value-type="float" office:value="1" calcext:value-type="float">
            <text:p>1</text:p>
          </table:table-cell>
          <table:table-cell table:style-name="ce14" table:formula="of:=SUM([.C46:.C53])" office:value-type="float" office:value="2" calcext:value-type="float">
            <text:p>2</text:p>
          </table:table-cell>
          <table:table-cell table:style-name="ce14" table:formula="of:=SUM([.D46:.D53])" office:value-type="float" office:value="3" calcext:value-type="float">
            <text:p>3</text:p>
          </table:table-cell>
          <table:table-cell table:style-name="ce14" table:formula="of:=SUM([.E46:.E53])" office:value-type="float" office:value="2" calcext:value-type="float">
            <text:p>2</text:p>
          </table:table-cell>
          <table:table-cell table:style-name="ce14" table:formula="of:=SUM([.F46:.F53])" office:value-type="float" office:value="3" calcext:value-type="float">
            <text:p>3</text:p>
          </table:table-cell>
          <table:table-cell table:style-name="ce14" table:formula="of:=SUM([.G46:.G53])" office:value-type="float" office:value="3" calcext:value-type="float">
            <text:p>3</text:p>
          </table:table-cell>
          <table:table-cell table:style-name="ce14" table:formula="of:=SUM([.H46:.H53])" office:value-type="float" office:value="2" calcext:value-type="float">
            <text:p>2</text:p>
          </table:table-cell>
          <table:table-cell table:style-name="ce14" table:formula="of:=SUM([.I46:.I53])" office:value-type="float" office:value="4" calcext:value-type="float">
            <text:p>4</text:p>
          </table:table-cell>
          <table:table-cell table:style-name="ce14" table:formula="of:=SUM([.J46:.J53])" office:value-type="float" office:value="2" calcext:value-type="float">
            <text:p>2</text:p>
          </table:table-cell>
          <table:table-cell table:style-name="ce14" table:formula="of:=SUM([.K46:.K53])" office:value-type="float" office:value="6" calcext:value-type="float">
            <text:p>6</text:p>
          </table:table-cell>
          <table:table-cell table:style-name="ce14" table:formula="of:=SUM([.L46:.L53])" office:value-type="float" office:value="1" calcext:value-type="float">
            <text:p>1</text:p>
          </table:table-cell>
          <table:table-cell table:style-name="ce14" table:formula="of:=SUM([.M46:.M53])" office:value-type="float" office:value="5" calcext:value-type="float">
            <text:p>5</text:p>
          </table:table-cell>
          <table:table-cell table:style-name="ce14" table:formula="of:=SUM([.N46:.N53])" office:value-type="float" office:value="2" calcext:value-type="float">
            <text:p>2</text:p>
          </table:table-cell>
          <table:table-cell table:style-name="ce14" table:formula="of:=SUM([.O46:.O53])" office:value-type="float" office:value="2" calcext:value-type="float">
            <text:p>2</text:p>
          </table:table-cell>
          <table:table-cell table:style-name="ce14" table:formula="of:=SUM([.P46:.P53])" office:value-type="float" office:value="4" calcext:value-type="float">
            <text:p>4</text:p>
          </table:table-cell>
          <table:table-cell table:style-name="ce14" table:formula="of:=SUM([.Q46:.Q53])" office:value-type="float" office:value="4" calcext:value-type="float">
            <text:p>4</text:p>
          </table:table-cell>
          <table:table-cell table:style-name="ce14" table:formula="of:=SUM([.R46:.R53])" office:value-type="float" office:value="2" calcext:value-type="float">
            <text:p>2</text:p>
          </table:table-cell>
          <table:table-cell table:style-name="ce14" table:formula="of:=SUM([.S46:.S53])" office:value-type="float" office:value="1" calcext:value-type="float">
            <text:p>1</text:p>
          </table:table-cell>
          <table:table-cell table:style-name="ce14" table:formula="of:=SUM([.T46:.T53])" office:value-type="float" office:value="2" calcext:value-type="float">
            <text:p>2</text:p>
          </table:table-cell>
          <table:table-cell table:style-name="ce14" table:formula="of:=SUM([.U46:.U53])" office:value-type="float" office:value="1" calcext:value-type="float">
            <text:p>1</text:p>
          </table:table-cell>
          <table:table-cell table:style-name="ce17"/>
          <table:table-cell table:style-name="ce17" table:formula="of:=SUM([.W46:.W53])" office:value-type="float" office:value="98" calcext:value-type="float">
            <text:p>98</text:p>
          </table:table-cell>
          <table:table-cell table:style-name="ce17"/>
          <table:table-cell table:style-name="ce17" table:formula="of:=SUM([.Y46:.Y53])" office:value-type="float" office:value="871" calcext:value-type="float">
            <text:p>871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14" table:formula="of:=[.B55]*[.B54]" office:value-type="float" office:value="1" calcext:value-type="float">
            <text:p>1</text:p>
          </table:table-cell>
          <table:table-cell table:style-name="ce14" table:formula="of:=[.C55]*[.C54]" office:value-type="float" office:value="4" calcext:value-type="float">
            <text:p>4</text:p>
          </table:table-cell>
          <table:table-cell table:style-name="ce14" table:formula="of:=[.D55]*[.D54]" office:value-type="float" office:value="6" calcext:value-type="float">
            <text:p>6</text:p>
          </table:table-cell>
          <table:table-cell table:style-name="ce14" table:formula="of:=[.E55]*[.E54]" office:value-type="float" office:value="2" calcext:value-type="float">
            <text:p>2</text:p>
          </table:table-cell>
          <table:table-cell table:style-name="ce14" table:formula="of:=[.F55]*[.F54]" office:value-type="float" office:value="6" calcext:value-type="float">
            <text:p>6</text:p>
          </table:table-cell>
          <table:table-cell table:style-name="ce14" table:formula="of:=[.G55]*[.G54]" office:value-type="float" office:value="3" calcext:value-type="float">
            <text:p>3</text:p>
          </table:table-cell>
          <table:table-cell table:style-name="ce14" table:formula="of:=[.H55]*[.H54]" office:value-type="float" office:value="2" calcext:value-type="float">
            <text:p>2</text:p>
          </table:table-cell>
          <table:table-cell table:style-name="ce14" table:formula="of:=[.I55]*[.I54]" office:value-type="float" office:value="4" calcext:value-type="float">
            <text:p>4</text:p>
          </table:table-cell>
          <table:table-cell table:style-name="ce14" table:formula="of:=[.J55]*[.J54]" office:value-type="float" office:value="6" calcext:value-type="float">
            <text:p>6</text:p>
          </table:table-cell>
          <table:table-cell table:style-name="ce14" table:formula="of:=[.K55]*[.K54]" office:value-type="float" office:value="6" calcext:value-type="float">
            <text:p>6</text:p>
          </table:table-cell>
          <table:table-cell table:style-name="ce14" table:formula="of:=[.L55]*[.L54]" office:value-type="float" office:value="1" calcext:value-type="float">
            <text:p>1</text:p>
          </table:table-cell>
          <table:table-cell table:style-name="ce14" table:formula="of:=[.M55]*[.M54]" office:value-type="float" office:value="5" calcext:value-type="float">
            <text:p>5</text:p>
          </table:table-cell>
          <table:table-cell table:style-name="ce14" table:formula="of:=[.N55]*[.N54]" office:value-type="float" office:value="2" calcext:value-type="float">
            <text:p>2</text:p>
          </table:table-cell>
          <table:table-cell table:style-name="ce14" table:formula="of:=[.O55]*[.O54]" office:value-type="float" office:value="2" calcext:value-type="float">
            <text:p>2</text:p>
          </table:table-cell>
          <table:table-cell table:style-name="ce14" table:formula="of:=[.P55]*[.P54]" office:value-type="float" office:value="8" calcext:value-type="float">
            <text:p>8</text:p>
          </table:table-cell>
          <table:table-cell table:style-name="ce14" table:formula="of:=[.Q55]*[.Q54]" office:value-type="float" office:value="4" calcext:value-type="float">
            <text:p>4</text:p>
          </table:table-cell>
          <table:table-cell table:style-name="ce14" table:formula="of:=[.R55]*[.R54]" office:value-type="float" office:value="2" calcext:value-type="float">
            <text:p>2</text:p>
          </table:table-cell>
          <table:table-cell table:style-name="ce14" table:formula="of:=[.S55]*[.S54]" office:value-type="float" office:value="1" calcext:value-type="float">
            <text:p>1</text:p>
          </table:table-cell>
          <table:table-cell table:style-name="ce14" table:formula="of:=[.T55]*[.T54]" office:value-type="float" office:value="4" calcext:value-type="float">
            <text:p>4</text:p>
          </table:table-cell>
          <table:table-cell table:style-name="ce14" table:formula="of:=[.U55]*[.U54]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1023"/>
        </table:table-row>
        <table:table-row table:style-name="ro1">
          <table:table-cell/>
          <table:table-cell table:style-name="ce17" table:formula="of:=SUM([.B54:.U54])" office:value-type="float" office:value="27" calcext:value-type="float">
            <text:p>27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7" table:formula="of:=[.C58]*[.$B$58]" office:value-type="float" office:value="270" calcext:value-type="float">
            <text:p>270</text:p>
          </table:table-cell>
          <table:table-cell table:style-name="ce17" table:formula="of:=SUM([.E58:.E65])" office:value-type="float" office:value="2511" calcext:value-type="float">
            <text:p>2511</text:p>
          </table:table-cell>
          <table:table-cell table:style-name="ce17" table:number-columns-repeated="1018"/>
        </table:table-row>
        <table:table-row table:style-name="ro1">
          <table:table-cell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table:formula="of:=[.C59]*[.$B$58]" office:value-type="float" office:value="108" calcext:value-type="float">
            <text:p>108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[.C60]*[.$B$58]" office:value-type="float" office:value="135" calcext:value-type="float">
            <text:p>135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[.C61]*[.$B$58]" office:value-type="float" office:value="135" calcext:value-type="float">
            <text:p>135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[.C62]*[.$B$58]" office:value-type="float" office:value="135" calcext:value-type="float">
            <text:p>135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table:formula="of:=[.C63]*[.$B$58]" office:value-type="float" office:value="1080" calcext:value-type="float">
            <text:p>1080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table:formula="of:=[.C64]*[.$B$58]" office:value-type="float" office:value="108" calcext:value-type="float">
            <text:p>108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7" table:formula="of:=[.C65]*[.$B$58]" office:value-type="float" office:value="540" calcext:value-type="float">
            <text:p>540</text:p>
          </table:table-cell>
          <table:table-cell table:style-name="ce17" table:number-columns-repeated="1019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17" table:number-columns-repeated="1003"/>
        </table:table-row>
        <table:table-row table:style-name="ro1">
          <table:table-cell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 table:formula="of:=SUM([.B69:.U69])" office:value-type="float" office:value="8" calcext:value-type="float">
            <text:p>8</text:p>
          </table:table-cell>
          <table:table-cell table:style-name="ce17" table:formula="of:=SUM([.B77:.K77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69]*[.X69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 table:formula="of:=SUM([.B70:.U70])" office:value-type="float" office:value="11" calcext:value-type="float">
            <text:p>11</text:p>
          </table:table-cell>
          <table:table-cell table:style-name="ce17" table:formula="of:=SUM([.C77:.R77])" office:value-type="float" office:value="22" calcext:value-type="float">
            <text:p>2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70]*[.X70]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 table:formula="of:=SUM([.B71:.U71])" office:value-type="float" office:value="8" calcext:value-type="float">
            <text:p>8</text:p>
          </table:table-cell>
          <table:table-cell table:style-name="ce17" table:formula="of:=SUM([.F77:.Q77])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1]*[.X71]" office:value-type="float" office:value="80" calcext:value-type="float">
            <text:p>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2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7" table:formula="of:=SUM([.B72:.U72])" office:value-type="float" office:value="4" calcext:value-type="float">
            <text:p>4</text:p>
          </table:table-cell>
          <table:table-cell table:style-name="ce17" table:formula="of:=SUM([.D77:.G77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2]*[.X72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5"/>
          <table:table-cell table:number-columns-repeated="2" table:style-name="ce45" office:value-type="float" office:value="1" calcext:value-type="float">
            <text:p>1</text:p>
          </table:table-cell>
          <table:table-cell table:style-name="ce25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17" table:formula="of:=SUM([.B73:.U73])" office:value-type="float" office:value="8" calcext:value-type="float">
            <text:p>8</text:p>
          </table:table-cell>
          <table:table-cell table:style-name="ce23" table:formula="of:=SUM([.G77:.U77])" office:value-type="float" office:value="19" calcext:value-type="float">
            <text:p>19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3]*[.X73]" office:value-type="float" office:value="95" calcext:value-type="float">
            <text:p>9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14"/>
          <table:table-cell table:number-columns-repeated="5" table:style-name="ce48" office:value-type="float" office:value="1" calcext:value-type="float">
            <text:p>1</text:p>
          </table:table-cell>
          <table:table-cell table:style-name="ce25"/>
          <table:table-cell table:style-name="ce17" table:formula="of:=SUM([.B74:.U74])" office:value-type="float" office:value="5" calcext:value-type="float">
            <text:p>5</text:p>
          </table:table-cell>
          <table:table-cell table:style-name="ce24" table:formula="of:=SUM([.P77:.T77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74]*[.X74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 table:formula="of:=SUM([.B75:.U75])" office:value-type="float" office:value="4" calcext:value-type="float">
            <text:p>4</text:p>
          </table:table-cell>
          <table:table-cell table:style-name="ce17" table:formula="of:=SUM([.K77:.P77])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75]*[.X75]" office:value-type="float" office:value="28" calcext:value-type="float">
            <text:p>2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 table:formula="of:=SUM([.B76:.U76])" office:value-type="float" office:value="4" calcext:value-type="float">
            <text:p>4</text:p>
          </table:table-cell>
          <table:table-cell table:style-name="ce17" table:formula="of:=SUM([.J77:.M77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76]*[.X76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69:.W76])" office:value-type="float" office:value="98" calcext:value-type="float">
            <text:p>98</text:p>
          </table:table-cell>
          <table:table-cell table:style-name="ce17"/>
          <table:table-cell table:style-name="ce17" table:formula="of:=SUM([.Y69:.Y76])" office:value-type="float" office:value="871" calcext:value-type="float">
            <text:p>871</text:p>
          </table:table-cell>
          <table:table-cell table:style-name="ce17" table:number-columns-repeated="999"/>
        </table:table-row>
        <table:table-row table:style-name="ro1" table:number-rows-repeated="4">
          <table:table-cell/>
          <table:table-cell table:style-name="ce17" table:number-columns-repeated="1023"/>
        </table:table-row>
        <table:table-row table:style-name="ro1">
          <table:table-cell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17" table:number-columns-repeated="1003"/>
        </table:table-row>
        <table:table-row table:style-name="ro1">
          <table:table-cell/>
          <table:table-cell table:number-columns-repeated="4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/>
          <table:table-cell table:style-name="ce17" table:formula="of:=SUM([.B92:.K92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84]*[.X84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7"/>
          <table:table-cell table:style-name="ce17" table:formula="of:=SUM([.C92:.S92])" office:value-type="float" office:value="23" calcext:value-type="float">
            <text:p>23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85]*[.X85]" office:value-type="float" office:value="92" calcext:value-type="float">
            <text:p>92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/>
          <table:table-cell table:style-name="ce17" table:formula="of:=SUM([.F92:.R92])" office:value-type="float" office:value="17" calcext:value-type="float">
            <text:p>1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86]*[.X86]" office:value-type="float" office:value="85" calcext:value-type="float">
            <text:p>8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17"/>
          <table:table-cell table:style-name="ce17" table:formula="of:=SUM([.D92:.H92])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87]*[.X87]" office:value-type="float" office:value="35" calcext:value-type="float">
            <text:p>3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6"/>
          <table:table-cell table:number-columns-repeated="2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17"/>
          <table:table-cell table:style-name="ce23" table:formula="of:=SUM([.H92:.T92])" office:value-type="float" office:value="17" calcext:value-type="float">
            <text:p>1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88]*[.X88]" office:value-type="float" office:value="85" calcext:value-type="float">
            <text:p>8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15"/>
          <table:table-cell table:number-columns-repeated="5" table:style-name="ce48" office:value-type="float" office:value="1" calcext:value-type="float">
            <text:p>1</text:p>
          </table:table-cell>
          <table:table-cell table:style-name="ce17"/>
          <table:table-cell table:style-name="ce24" table:formula="of:=SUM([.Q92:.U92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89]*[.X89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/>
          <table:table-cell table:style-name="ce17" table:formula="of:=SUM([.K92:.R92])" office:value-type="float" office:value="9" calcext:value-type="float">
            <text:p>9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90]*[.X90]" office:value-type="float" office:value="36" calcext:value-type="float">
            <text:p>36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/>
          <table:table-cell table:style-name="ce17" table:formula="of:=SUM([.J92:.M92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91]*[.X91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84:.W91])" office:value-type="float" office:value="101" calcext:value-type="float">
            <text:p>101</text:p>
          </table:table-cell>
          <table:table-cell table:style-name="ce17"/>
          <table:table-cell table:style-name="ce17" table:formula="of:=SUM([.Y84:.Y91])" office:value-type="float" office:value="883" calcext:value-type="float">
            <text:p>883</text:p>
          </table:table-cell>
          <table:table-cell table:style-name="ce17" table:number-columns-repeated="999"/>
        </table:table-row>
        <table:table-row table:style-name="ro1" table:number-rows-repeated="6">
          <table:table-cell/>
          <table:table-cell table:style-name="ce17" table:number-columns-repeated="1023"/>
        </table:table-row>
        <table:table-row table:style-name="ro1">
          <table:table-cell/>
          <table:table-cell table:style-name="ce17" table:number-columns-repeated="8"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/>
          <table:table-cell table:style-name="ce17" table:number-columns-repeated="10"/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05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17" table:number-columns-repeated="8"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/>
          <table:table-cell table:style-name="ce17" table:number-columns-repeated="8"/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 table:number-rows-repeated="55">
          <table:table-cell/>
          <table:table-cell table:style-name="ce17" table:number-columns-repeated="1023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2" table:default-cell-style-name="ce58"/>
        <table:table-column table:style-name="co1" table:number-columns-repeated="5" table:default-cell-style-name="ce48"/>
        <table:table-column table:style-name="co1" table:number-columns-repeated="2" table:default-cell-style-name="ce58"/>
        <table:table-column table:style-name="co1" table:number-columns-repeated="1014" table:default-cell-style-name="Default"/>
        <table:table-row table:style-name="ro1"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table:number-columns-repeated="1013"/>
        </table:table-row>
        <table:table-row table:style-name="ro1">
          <table:table-cell table:style-name="ce56" table:number-columns-repeated="1024"/>
        </table:table-row>
        <table:table-row table:style-name="ro1">
          <table:table-cell/>
          <table:table-cell table:style-name="ce57" office:value-type="string" calcext:value-type="string">
            <text:p>MIN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Mejor</text:p>
          </table:table-cell>
          <table:table-cell table:style-name="ce4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62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or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62" office:value-type="string" calcext:value-type="string">
            <text:p>c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58" table:number-columns-repeated="5"/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MAX</text:p>
          </table:table-cell>
          <table:table-cell/>
          <table:table-cell table:style-name="ce58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Mejor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2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or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62" office:value-type="string" calcext:value-type="string">
            <text:p>c</text:p>
          </table:table-cell>
          <table:table-cell table:number-columns-repeated="1013"/>
        </table:table-row>
      </table:table>
      <table:table table:name="Sheet4" table:style-name="ta1">
        <table:table-column table:style-name="co1" table:default-cell-style-name="Default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6" table:default-cell-style-name="ce58"/>
        <table:table-column table:style-name="co17" table:default-cell-style-name="Default"/>
        <table:table-row table:style-name="ro1" table:number-rows-repeated="2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5:.J15])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B16:.J16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7:.J17])"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B18:.J18])"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9:.J19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20:.J20])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:.J2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25:.J25])"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6:.J26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27:.J27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8:.J28])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9:.J2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J30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formula="of:=SUM([.B33:.B39])" office:value-type="float" office:value="2" calcext:value-type="float">
            <text:p>2</text:p>
          </table:table-cell>
          <table:table-cell table:style-name="Default" table:formula="of:=SUM([.C33:.C39])" office:value-type="float" office:value="3" calcext:value-type="float">
            <text:p>3</text:p>
          </table:table-cell>
          <table:table-cell table:style-name="Default" table:formula="of:=SUM([.D33:.D39])" office:value-type="float" office:value="3" calcext:value-type="float">
            <text:p>3</text:p>
          </table:table-cell>
          <table:table-cell table:style-name="Default" table:formula="of:=SUM([.E33:.E39])" office:value-type="float" office:value="3" calcext:value-type="float">
            <text:p>3</text:p>
          </table:table-cell>
          <table:table-cell table:style-name="Default" table:formula="of:=SUM([.F33:.F39])" office:value-type="float" office:value="5" calcext:value-type="float">
            <text:p>5</text:p>
          </table:table-cell>
          <table:table-cell table:style-name="Default" table:formula="of:=SUM([.G33:.G39])" office:value-type="float" office:value="3" calcext:value-type="float">
            <text:p>3</text:p>
          </table:table-cell>
          <table:table-cell table:style-name="Default" table:formula="of:=SUM([.H33:.H39])" office:value-type="float" office:value="3" calcext:value-type="float">
            <text:p>3</text:p>
          </table:table-cell>
          <table:table-cell table:style-name="Default" table:formula="of:=SUM([.I33:.I39])" office:value-type="float" office:value="3" calcext:value-type="float">
            <text:p>3</text:p>
          </table:table-cell>
          <table:table-cell table:style-name="Default" table:formula="of:=SUM([.J33:.J39])"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0:21:56.332647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7:55:48.385118595</meta:creation-date>
    <dc:date>2020-04-23T20:40:04.122167774</dc:date>
    <meta:editing-duration>P1DT23H58M49S</meta:editing-duration>
    <meta:editing-cycles>35</meta:editing-cycles>
    <meta:generator>LibreOffice/6.1.3.2$Linux_X86_64 LibreOffice_project/10$Build-2</meta:generator>
    <meta:document-statistic meta:table-count="4" meta:cell-count="1460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46cm" svg:height="3.455cm" xlink:href=".." xlink:type="simple" chart:class="chart:bar" chart:style-name="ch1">
        <chart:legend chart:legend-position="end" svg:x="4.253cm" svg:y="1.428cm" style:legend-expansion="high" chart:style-name="ch2"/>
        <chart:plot-area chart:style-name="ch3" table:cell-range-address="Sheet2.B55:Sheet2.U55" svg:x="0.122cm" svg:y="0.069cm" svg:width="4.009cm" svg:height="3.317cm">
          <chartooo:coordinate-region svg:x="0.558cm" svg:y="0.268cm" svg:width="3.573cm" svg:height="2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55:Sheet2.U55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B55:Sheet2.U5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28cm" svg:height="3.447cm" xlink:href=".." xlink:type="simple" chart:class="chart:bar" chart:style-name="ch1">
        <chart:legend chart:legend-position="end" svg:x="4.235cm" svg:y="1.424cm" style:legend-expansion="high" chart:style-name="ch2"/>
        <chart:plot-area chart:style-name="ch3" table:cell-range-address="Sheet2.B56:Sheet2.U56" svg:x="0.122cm" svg:y="0.068cm" svg:width="3.991cm" svg:height="3.311cm">
          <chartooo:coordinate-region svg:x="0.743cm" svg:y="0.267cm" svg:width="3.37cm" svg:height="2.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56:Sheet2.U56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B56:Sheet2.U5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